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Dimension_20_Lines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4.587cm" svg:height="0.963cm" svg:x="8cm" svg:y="2.5cm">
          <draw:text-box>
            <text:p>LOAD/STORE</text:p>
          </draw:text-box>
        </draw:frame>
        <draw:frame draw:style-name="gr1" draw:layer="layout" svg:width="6.276cm" svg:height="0.963cm" svg:x="7.35cm" svg:y="4.5cm">
          <draw:text-box>
            <text:p>виртуальный адрес</text:p>
          </draw:text-box>
        </draw:frame>
        <draw:custom-shape draw:style-name="gr2" draw:text-style-name="P1" draw:layer="layout" svg:width="9.5cm" svg:height="3cm" svg:x="6cm" svg:y="6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249cm" svg:height="2.387cm" svg:x="6.232cm" svg:y="6.84cm">
          <draw:text-box>
            <text:p text:style-name="P1">страница<text:line-break/>виртуальной<text:line-break/>памяти</text:p>
          </draw:text-box>
        </draw:frame>
        <draw:frame draw:style-name="gr1" draw:text-style-name="P1" draw:layer="layout" svg:width="4.016cm" svg:height="1.675cm" svg:x="11.433cm" svg:y="7.241cm">
          <draw:text-box>
            <text:p text:style-name="P1">физический<text:line-break/>кадр</text:p>
          </draw:text-box>
        </draw:frame>
        <draw:line draw:style-name="gr3" draw:text-style-name="P1" draw:layer="layout" svg:x1="10.5cm" svg:y1="8cm" svg:x2="11.5cm" svg:y2="8cm">
          <text:p/>
        </draw:line>
        <draw:frame draw:style-name="gr1" draw:layer="layout" svg:width="5.938cm" svg:height="0.963cm" svg:x="7.85cm" svg:y="10.301cm">
          <draw:text-box>
            <text:p>физический адрес</text:p>
          </draw:text-box>
        </draw:frame>
        <draw:custom-shape draw:style-name="gr4" draw:text-style-name="P1" draw:layer="layout" svg:width="11.5cm" svg:height="8cm" svg:x="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5cm" svg:height="3.2cm" svg:x="5cm" svg:y="12.3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67cm" svg:height="0.963cm" svg:x="13.85cm" svg:y="5.902cm">
          <draw:text-box>
            <text:p>TLB</text:p>
          </draw:text-box>
        </draw:frame>
        <draw:custom-shape draw:style-name="gr5" draw:text-style-name="P1" draw:layer="layout" svg:width="4cm" svg:height="1.5cm" svg:x="6.1cm" svg:y="13.3cm">
          <text:p text:style-name="P1">кэш-память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1.5cm" svg:x="11.2cm" svg:y="13.3cm">
          <text:p text:style-name="P1">основная<text:line-break/>память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5cm" svg:y1="5.5cm" svg:x2="10.5cm" svg:y2="7cm">
          <text:p/>
        </draw:line>
        <draw:line draw:style-name="gr6" draw:text-style-name="P1" draw:layer="layout" svg:x1="10.5cm" svg:y1="9cm" svg:x2="10.5cm" svg:y2="10.5cm">
          <text:p/>
        </draw:line>
        <draw:line draw:style-name="gr6" draw:text-style-name="P1" draw:layer="layout" svg:x1="10cm" svg:y1="13.8cm" svg:x2="11.5cm" svg:y2="13.8cm">
          <text:p/>
        </draw:line>
        <draw:line draw:style-name="gr7" draw:text-style-name="P1" draw:layer="layout" svg:x1="10cm" svg:y1="14.3cm" svg:x2="11.5cm" svg:y2="14.3cm">
          <text:p/>
        </draw:line>
        <draw:line draw:style-name="gr6" draw:text-style-name="P1" draw:layer="layout" svg:x1="8.985cm" svg:y1="11.264cm" svg:x2="8.985cm" svg:y2="13.5cm">
          <text:p/>
        </draw:line>
        <draw:line draw:style-name="gr6" draw:text-style-name="P1" draw:layer="layout" svg:x1="12.585cm" svg:y1="11.264cm" svg:x2="12.585cm" svg:y2="13.5cm">
          <text:p/>
        </draw:line>
        <draw:line draw:style-name="gr6" draw:text-style-name="P1" draw:layer="layout" svg:x1="15.4cm" svg:y1="7.8cm" svg:x2="16.9cm" svg:y2="7.8cm">
          <text:p/>
        </draw:line>
        <draw:line draw:style-name="gr7" draw:text-style-name="P1" draw:layer="layout" svg:x1="15.4cm" svg:y1="8.3cm" svg:x2="16.9cm" svg:y2="8.3cm">
          <text:p/>
        </draw:line>
        <draw:line draw:style-name="gr8" draw:text-style-name="P1" draw:layer="layout" svg:x1="10.5cm" svg:y1="3.5cm" svg:x2="10.5cm" svg:y2="4.706cm">
          <text:p/>
        </draw:line>
        <draw:frame draw:style-name="gr1" draw:layer="layout" svg:width="3.732cm" svg:height="0.963cm" svg:x="1.424cm" svg:y="6.037cm">
          <draw:text-box>
            <text:p>подготовка</text:p>
          </draw:text-box>
        </draw:frame>
        <draw:frame draw:style-name="gr1" draw:layer="layout" svg:width="3.842cm" svg:height="1.675cm" svg:x="1.224cm" svg:y="13.038cm">
          <draw:text-box>
            <text:p text:style-name="P2">обращение<text:line-break/>к памяти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5T11:42:42.84</meta:creation-date>
    <dc:date>2009-06-25T12:38:34.93</dc:date>
    <meta:editing-duration>PT00H09M51S</meta:editing-duration>
    <meta:editing-cycles>1</meta:editing-cycles>
    <meta:document-statistic meta:object-count="23"/>
    <meta:generator>OpenOffice.org/3.0$Win32 OpenOffice.org_project/300m15$Build-9379</meta:generator>
    <meta:user-defined meta:name="Поле 1"/>
    <meta:user-defined meta:name="Поле 2"/>
    <meta:user-defined meta:name="Поле 3"/>
    <meta:user-defined meta:name="Поле 4"/>
  </office:meta>
</office:document-meta>
</file>